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1" style:family="table">
      <style:table-properties style:width="6.5271in" fo:margin-left="0.4in" fo:margin-right="-0.0021in" table:align="margins"/>
    </style:style>
    <style:style style:name="Table1.A" style:family="table-column">
      <style:table-column-properties style:column-width="0.8125in" style:rel-column-width="8155*"/>
    </style:style>
    <style:style style:name="Table1.B" style:family="table-column">
      <style:table-column-properties style:column-width="0.5715in" style:rel-column-width="5741*"/>
    </style:style>
    <style:style style:name="Table1.K" style:family="table-column">
      <style:table-column-properties style:column-width="0.5688in" style:rel-column-width="571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6.5271in" fo:margin-left="0.4in" fo:margin-right="-0.0021in" table:align="margins"/>
    </style:style>
    <style:style style:name="Table2.A" style:family="table-column">
      <style:table-column-properties style:column-width="0.8125in" style:rel-column-width="8155*"/>
    </style:style>
    <style:style style:name="Table2.B" style:family="table-column">
      <style:table-column-properties style:column-width="0.5715in" style:rel-column-width="5741*"/>
    </style:style>
    <style:style style:name="Table2.K" style:family="table-column">
      <style:table-column-properties style:column-width="0.5688in" style:rel-column-width="5711*"/>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K2" style:family="table-cell">
      <style:table-cell-properties fo:padding="0.0382in" fo:border-left="0.0007in solid #000000" fo:border-right="0.0007in solid #000000" fo:border-top="none" fo:border-bottom="0.0007in solid #000000"/>
    </style:style>
    <style:style style:name="Table3" style:family="table">
      <style:table-properties style:width="6.5271in" fo:margin-left="0.4in" fo:margin-right="-0.0021in" table:align="margins"/>
    </style:style>
    <style:style style:name="Table3.A" style:family="table-column">
      <style:table-column-properties style:column-width="0.8125in" style:rel-column-width="8155*"/>
    </style:style>
    <style:style style:name="Table3.B" style:family="table-column">
      <style:table-column-properties style:column-width="0.5715in" style:rel-column-width="5741*"/>
    </style:style>
    <style:style style:name="Table3.K" style:family="table-column">
      <style:table-column-properties style:column-width="0.5688in" style:rel-column-width="5711*"/>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K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Frame_20_contents">
      <style:text-properties fo:font-size="10pt" style:font-size-asian="10pt" style:font-size-complex="10pt"/>
    </style:style>
    <style:style style:name="P13" style:family="paragraph" style:parent-style-name="ChapterTitle" style:master-page-name="First_20_Page">
      <style:paragraph-properties fo:margin-left="2.1354in" fo:margin-right="0in" fo:text-indent="-2.1146in" style:auto-text-indent="false" style:page-number="auto">
        <style:tab-stops>
          <style:tab-stop style:position="1.448in"/>
        </style:tab-stops>
      </style:paragraph-properties>
    </style:style>
    <style:style style:name="P14" style:family="paragraph">
      <style:paragraph-properties fo:text-align="center"/>
    </style:style>
    <style:style style:name="P15" style:family="paragraph">
      <style:paragraph-properties fo:text-align="center"/>
      <style:text-properties fo:font-size="10pt"/>
    </style:style>
    <style:style style:name="P16" style:family="paragraph">
      <style:text-properties fo:font-size="10pt"/>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Graphics">
      <style:graphic-properties style:vertical-pos="from-top" style:vertical-rel="paragraph" style:horizontal-pos="center" style:horizontal-rel="paragraph" style:shadow="none"/>
    </style:style>
    <style:style style:name="fr3" style:family="graphic" style:parent-style-name="Frame">
      <style:graphic-properties style:wrap="none" style:vertical-pos="from-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wrap="none" style:vertical-pos="from-top" style:vertical-rel="paragraph" style:horizontal-pos="from-left" style:horizontal-rel="paragraph" fo:padding="0in" fo:border="none" style:shadow="none"/>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from-top" style:vertical-rel="paragraph"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hadow="none"/>
    </style:style>
    <style:style style:name="fr10" style:family="graphic" style:parent-style-name="Frame">
      <style:graphic-properties style:wrap="none" style:vertical-pos="top" style:vertical-rel="paragraph-content" style:horizontal-pos="center" style:horizontal-rel="paragraph"/>
    </style:style>
    <style:style style:name="fr11" style:family="graphic" style:parent-style-name="Frame">
      <style:graphic-properties style:vertical-pos="from-top" style:vertical-rel="paragraph" style:horizontal-pos="from-left" style:horizontal-rel="paragraph"/>
    </style:style>
    <style:style style:name="fr12" style:family="graphic" style:parent-style-name="Frame">
      <style:graphic-properties style:wrap="right" style:number-wrapped-paragraphs="no-limit" style:vertical-pos="from-top" style:vertical-rel="paragraph" style:horizontal-pos="from-left" style:horizontal-rel="paragraph" fo:padding="0in" fo:border="none" style:shadow="none"/>
    </style:style>
    <style:style style:name="fr13"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draw:marker-start="" draw:marker-end="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marker-start="Arrow"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598in" svg:stroke-color="#ff0000" draw:fill="none" draw:fill-color="#ff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3" text:outline-level="1">Multiple Databases and Windows</text:h>
      <text:h text:style-name="Heading_20_1" text:outline-level="2">Overview</text:h>
      <text:p text:style-name="Body">In this chapter, we discuss how to use VisIt to visualize multiple databases using either a single window or multiple visualization windows that have been locked together. The first topic covered in this chapter is database correlation, which is used relate multiple time-varying databases together in some fashion. The use of <text:alphabetical-index-mark text:string-value="Database correlations"/>database correlations will be explained in detail followed by a description of common useful operations involving multiple visualization windows.</text:p>
      <text:h text:style-name="Heading_20_1" text:outline-level="2">Databases</text:h>
      <text:p text:style-name="Body">One main use of a visualization tool such as VisIt is to compare multiple related simulation databases. Simulations are often run over and over with a variety of different settings or physics models and this results in several versions of a simulation database that all describe essentially the same object or phenomenon. Simulations are also often run using different simulation codes and it is important for a visualization tool to compare the results from both simulations for validation purposes. You can use VisIt to open any number of databases at the same time so you can create plots from different simulation databases in the same window or in separate visualization windows that have been locked together.</text:p>
      <text:h text:style-name="Heading_20_2" text:outline-level="3"><text:alphabetical-index-mark-start text:id="IMark704085856"/>Activating a database<text:alphabetical-index-mark-end text:id="IMark704085856"/></text:h>
      <text:p text:style-name="Body">VisIt can have any number of databases open simultaneously but there is still an active database that is used to create new plots. Each time you open a database, the newly opened database becomes the active database and consequently the source database for any new plots that you decide to create. If you want to create a plot using a database that is open but is not your active database, you must activate that database so it becomes your active database. When you activate a database, its variables are added to the menus for the various plot types.</text:p>
      <text:p text:style-name="Body">There are two ways to activate a database and the method that you choose depends on how you have configured the <text:span text:style-name="GUIText">File panel</text:span> to display files. By default, the <text:span text:style-name="GUIText">File panel</text:span> shows the <text:span text:style-name="GUIText">Selected files</text:span> list and the <text:span text:style-name="GUIText">Open</text:span>, <text:span text:style-name="GUIText">ReOpen</text:span>, <text:span text:style-name="GUIText">Activate</text:span>, <text:span text:style-name="GUIText">Replace</text:span>, and <text:span text:style-name="GUIText">Overlay</text:span> buttons. However, you can configure the <text:span text:style-name="GUIText">File panel</text:span> so it does not show the <text:span text:style-name="GUIText">Selected files</text:span> list. You can read more about configuring the <text:span text:style-name="GUIText">File panel</text:span> in the Preferences chapter of this book. If the <text:span text:style-name="GUIText">Selected files</text:span> <text:soft-page-break/>list is shown in the <text:span text:style-name="GUIText">File panel</text:span>, you can click on a database in the <text:span text:style-name="GUIText">Selected files</text:span> list that you've previously opened and click the <text:span text:style-name="GUIText">Activate</text:span> button to set the active database to the highlighted file. The <text:span text:style-name="GUIText">Activate</text:span> button, shown in Figure <text:sequence-ref text:reference-format="value" text:ref-name="refFigure1">1-2</text:sequence-ref>, is located in the same place as the <text:span text:style-name="GUIText">Open</text:span> or <text:span text:style-name="GUIText">ReOpen</text:span> buttons but it is only displayed if you have clicked on a file that you have previously opened that is not already the active database.</text:p>
      <text:p text:style-name="Body"><draw:frame draw:style-name="fr2" draw:name="Frame1" text:anchor-type="paragraph" svg:y="0.1701in" svg:width="5.5075in" draw:z-index="3"><draw:text-box fo:min-height="5.4811in"><text:p text:style-name="Frame_20_contents"><draw:frame draw:style-name="fr13" draw:name="graphics1" text:anchor-type="paragraph" svg:x="1.9701in" svg:y="0.0701in" svg:width="3.4in" svg:height="4.7in" draw:z-index="4"><draw:image xlink:href="../images/MultipleDatabaseAndWindows/activate1.gif" xlink:type="simple" xlink:show="embed" xlink:actuate="onLoad"/></draw:frame><draw:line text:anchor-type="paragraph" draw:z-index="8" draw:style-name="gr14" draw:text-style-name="P14" svg:x1="1.328in" svg:y1="2.0925in" svg:x2="1.9724in" svg:y2="2.0925in"><text:p/></draw:line><draw:line text:anchor-type="paragraph" draw:z-index="7" draw:style-name="gr14" draw:text-style-name="P14" svg:x1="1.3382in" svg:y1="1.0299in" svg:x2="1.972in" svg:y2="1.0299in"><text:p/></draw:line><draw:frame text:anchor-type="paragraph" draw:z-index="6" draw:style-name="gr13" svg:width="1.5941in" svg:height="0.3024in" svg:x="0.1508in" svg:y="2.0402in"><draw:text-box><text:p>2. Click Activate</text:p></draw:text-box></draw:frame><draw:frame text:anchor-type="paragraph" draw:z-index="5" draw:style-name="gr12" svg:width="1.6878in" svg:height="0.2713in" svg:x="0.1508in" svg:y="0.8945in"><draw:text-box><text:p>1. Click database</text:p></draw:text-box></draw:frame></text:p><text:p text:style-name="Figure">Figure <text:sequence text:ref-name="refFigure1" text:name="Figure" text:formula="ooow:Figure+1" style:num-format="1">1-2</text:sequence>: Activating a database using the Selected files list</text:p></draw:text-box></draw:frame>If you have configured VisIt's <text:span text:style-name="GUIText">File panel</text:span> so the <text:span text:style-name="GUIText">Selected files</text:span> list is not shown then you have to use the second method of database activation in order to activate a database since the controls used in the first method are not available. The second method for activating a database is to select a database from the <text:span text:style-name="GUIText">Source</text:span> combo box, which is located just above the plot list and contains the list of opened databases (see <text:sequence-ref text:reference-format="category-and-value" text:ref-name="refFigure2">Figure 1-3</text:sequence-ref>).</text:p>
      <text:h text:style-name="Heading_20_2" text:outline-level="3"><draw:frame draw:style-name="fr3" draw:name="Frame2" text:anchor-type="paragraph" svg:y="0.0598in" svg:width="5.2098in" draw:z-index="9"><draw:text-box fo:min-height="4.2016in"><draw:frame draw:style-name="fr14" draw:name="graphics2" text:anchor-type="frame" svg:x="0.3126in" svg:y="0.2398in" svg:width="3.4in" svg:height="3.5902in" draw:z-index="10"><draw:image xlink:href="../images/MultipleDatabaseAndWindows/activate2.gif" xlink:type="simple" xlink:show="embed" xlink:actuate="onLoad"/></draw:frame><text:p text:style-name="Frame_20_contents"><draw:line text:anchor-type="paragraph" draw:z-index="11" draw:style-name="gr15" draw:text-style-name="P14" svg:x1="4.4in" svg:y1="1.7201in" svg:x2="3.652in" svg:y2="1.7201in"><text:p/></draw:line><draw:frame text:anchor-type="paragraph" draw:z-index="12" draw:style-name="gr16" svg:width="0.698in" svg:height="0.5941in" svg:x="4.452in" svg:y="1.6366in"><draw:text-box><text:p>Source combo box</text:p></draw:text-box></draw:frame></text:p><text:p text:style-name="Figure">Figure <text:sequence text:ref-name="refFigure2" text:name="Figure" text:formula="ooow:Figure+1" style:num-format="1">1-3</text:sequence>:Activating a database using the Source combo box</text:p></draw:text-box></draw:frame><text:soft-page-break/>Multiple time sliders</text:h>
      <text:p text:style-name="Body">When your open databases all have only a single time state, the <text:span text:style-name="GUIText">Time slider </text:span>in the <text:span text:style-name="GUIText">Main Window</text:span> is disabled. When you have one database that has multiple time states, the <text:span text:style-name="GUIText">Time slider</text:span> is enabled and can be used exclusively to change time states for the database that has multiple time states; the database does not even have to be the active database. Things get a little more complicated when you have opened more than one time-varying database - especially if you have plots from more than one of them.</text:p>
      <text:p text:style-name="Body">When you open a database in VisIt, it becomes the active database. If the database that you open has multiple time states, VisIt creates a new logical time slider for it so you can end up having a separate time slider for every open database with multiple time states. When VisIt has to create a time slider for a newly opened database, it also makes the new database's (also the active database) be the active time slider. There is only one <text:alphabetical-index-mark-start text:id="IMark704085856"/><text:span text:style-name="GUIText">Time slider</text:span><text:alphabetical-index-mark-end text:id="IMark704085856"/> control in the <text:span text:style-name="GUIText">Main Window</text:span> so when there are multiple logical time sliders, VisIt displays an <text:alphabetical-index-mark-start text:id="IMark519366024"/><text:span text:style-name="GUIText">Active time slider</text:span><text:alphabetical-index-mark-end text:id="IMark519366024"/> combo box (see <text:sequence-ref text:reference-format="category-and-value" text:ref-name="refFigure3">Figure 1-4</text:sequence-ref>) that lets you choose which logical time slider to affect when you change time using the <text:span text:style-name="GUIText">Time slider</text:span>.</text:p>
      <text:p text:style-name="Body"><draw:frame draw:style-name="fr4" draw:name="Frame3" text:anchor-type="paragraph" svg:y="0.0902in" svg:width="3.678in" draw:z-index="13"><draw:text-box fo:min-height="2.9453in"><text:p text:style-name="Frame_20_contents"><draw:frame draw:style-name="fr15" draw:name="graphics3" text:anchor-type="paragraph" svg:x="0.0598in" svg:y="0.5417in" svg:width="3.5583in" svg:height="1.2937in" draw:z-index="14"><draw:image xlink:href="../images/MultipleDatabaseAndWindows/activetimeslider1.gif" xlink:type="simple" xlink:show="embed" xlink:actuate="onLoad"/></draw:frame><draw:frame text:anchor-type="paragraph" draw:z-index="20" draw:style-name="gr20" svg:width="2.6252in" svg:height="0.3232in" svg:x="0.6311in" svg:y="0.078in"><draw:text-box><text:p>Active time slider combo box</text:p></draw:text-box></draw:frame></text:p><text:p text:style-name="Figure"><draw:line text:anchor-type="paragraph" draw:z-index="19" draw:style-name="gr19" draw:text-style-name="P14" svg:x1="1.8398in" svg:y1="0.8563in" svg:x2="1.8398in" svg:y2="0.0854in"><text:p/></draw:line><draw:line text:anchor-type="paragraph" draw:z-index="18" draw:style-name="gr14" draw:text-style-name="P14" svg:x1="0.8709in" svg:y1="1.9705in" svg:x2="0.8709in" svg:y2="1.2102in"><text:p/></draw:line><draw:line text:anchor-type="paragraph" draw:z-index="17" draw:style-name="gr14" draw:text-style-name="P14" svg:x1="2.8189in" svg:y1="1.9705in" svg:x2="2.8189in" svg:y2="1.2102in"><text:p/></draw:line></text:p><text:p text:style-name="Figure"><draw:frame text:anchor-type="paragraph" draw:z-index="16" draw:style-name="gr18" svg:width="1.198in" svg:height="0.3441in" svg:x="0.3398in" svg:y="0.1575in"><draw:text-box><text:p>Time slider</text:p></draw:text-box></draw:frame><draw:frame text:anchor-type="paragraph" draw:z-index="15" draw:style-name="gr17" svg:width="1.6878in" svg:height="0.365in" svg:x="1.7457in" svg:y="0.1366in"><draw:text-box><text:p>Cycle/Time text field</text:p></draw:text-box></draw:frame></text:p><text:p text:style-name="Figure">Figure <text:sequence text:ref-name="refFigure3" text:name="Figure" text:formula="ooow:Figure+1" style:num-format="1">1-4</text:sequence>: Time slider and related controls</text:p></draw:text-box></draw:frame><text:soft-page-break/>Since VisIt allows each time-varying database to have its own logical time slider, you can create plots from more than one time-varying database in a single visualization window and change time independently for each database, an impossible operation in MeshTV and early versions of VisIt. Another benefit of having multiple logical time sliders is that the databases plotted in the visualization windows are free to have different numbers of time states. Suppose you have opened time-varying databases A and B and created plots from both databases in the same visualization window. Assuming you opened database A and then database B, database B will be the active database. If you want to change time states for database A but not for database B, you can select database A from the <text:span text:style-name="GUIText">Active time slider</text:span> combo box and then change the time state using the <text:span text:style-name="GUIText">Time slider</text:span>. If you then wanted to change time states for database B, you could select it in the <text:span text:style-name="GUIText">Active time slider </text:span>combo box and then change the time state using the <text:span text:style-name="GUIText">Time slider</text:span>. If you wanted to change time states for both A and B at the same time, you have to use database correlations, which are covered next.</text:p>
      <text:h text:style-name="Heading_20_1" text:outline-level="2"><draw:frame draw:style-name="fr5" draw:name="Frame4" text:anchor-type="paragraph" svg:x="0.15in" svg:y="0.0701in" svg:width="6in" draw:z-index="21"><draw:text-box fo:min-height="6in"><text:p text:style-name="Frame_20_contents"><draw:frame draw:style-name="fr15" draw:name="graphics4" text:anchor-type="paragraph" svg:x="2.9701in" svg:y="0.15in" svg:width="2.5402in" svg:height="0.9299in" draw:z-index="22"><draw:image xlink:href="../images/MultipleDatabaseAndWindows/activetimeslider2.png" xlink:type="simple" xlink:show="embed" xlink:actuate="onLoad"/></draw:frame><draw:frame draw:style-name="fr15" draw:name="graphics6" text:anchor-type="paragraph" svg:x="0.3173in" svg:y="1.2398in" svg:width="4.7799in" svg:height="4.6902in" draw:z-index="23"><draw:image xlink:href="../images/MultipleDatabaseAndWindows/activetimeslider3.png" xlink:type="simple" xlink:show="embed" xlink:actuate="onLoad"/></draw:frame></text:p><text:p text:style-name="Figure">Figure <text:sequence text:ref-name="refFigure4" text:name="Figure" text:formula="ooow:Figure+1" style:num-format="1">1-5</text:sequence>-:Active time slider and time slider controls</text:p></draw:text-box></draw:frame><text:soft-page-break/>Database correlations</text:h>
      <text:p text:style-name="Body">A database correlation is a map that relates one or more different time-varying databases so that when accessed with a common time state, the database correlation can tell VisIt which time state to use for any of the databases in the database correlation. Since VisIt supports multiple logical time sliders, so time states can be changed independently for different time-varying databases in the same window, no time slider for any database can have any effect on another database. Sometimes when comparing two different, but related, time-varying databases, it is useful to make plots of both databases and see how they behave over time. Since changing time for each database independently would be tedious, VisIt provides database correlations to simplify <text:soft-page-break/>visualizing multiple time-varying databases.</text:p>
      <text:h text:style-name="Heading_20_2" text:outline-level="3">Database correlations and time sliders</text:h>
      <text:p text:style-name="Body">When you open a database for the first time, VisIt creates a trivial database correlation for that single database and creates a new logical time slider for it. Each database correlation has its own logical time slider. <text:sequence-ref text:reference-format="category-and-value" text:ref-name="refFigure5">Figure 1-6</text:sequence-ref> shows a database correlation as the active time slider. </text:p>
      <text:p text:style-name="Body"><draw:frame draw:style-name="fr6" draw:name="Frame5" text:anchor-type="paragraph" svg:width="4in" draw:z-index="24"><draw:text-box fo:min-height="2.0583in"><text:p text:style-name="Frame_20_contents"><draw:frame draw:style-name="fr16" draw:name="graphics7" text:anchor-type="paragraph" svg:width="3.8807in" svg:height="1.4264in" draw:z-index="25"><draw:image xlink:href="../images/MultipleDatabaseAndWindows/correlationtimeslider.png" xlink:type="simple" xlink:show="embed" xlink:actuate="onLoad"/></draw:frame></text:p><text:p text:style-name="Frame_20_contents">Figure <text:sequence text:ref-name="refFigure5" text:name="Figure" text:formula="ooow:Figure+1" style:num-format="1">1-6</text:sequence>: Database correlation as the active time slider</text:p></draw:text-box></draw:frame>Suppose you have plots from time-varying database A and database B in the same visualization window. You can use the logical time slider for database A to change database A's time state and you can use the logical time slider for database B to change database B's time state. If you want to change the time state for both databases at the same time using a single logical time slider, you can create a database correlation involving database A and database B and then change time states using the database correlation's logical time slider. When you change time states using a database correlation's time slider, the time state used in each plot is calculated by using the database correlation's time slider's time state to look up the plot's expected time state in the database correlation. Thus changing time states using a database correlation also updates the logical time slider for each database involved in the database correlation.</text:p>
      <text:h text:style-name="Heading_20_2" text:outline-level="3">Types of database correlations</text:h>
      <text:p text:style-name="Body">A database correlation is a map that relates one or more databases. When there is more than one database involved in a database correlation, the time states from each database are related using a correlation method. Database correlations currently have 4 supported correlation methods: padded index, stretched index, time, and cycle. This section describes each of the correlation methods and when you might want to use each method.</text:p>
      <text:p text:style-name="Body">For illustration purposes, the examples describing each correlation method use two databases, though database correlations can have any number of databases. The examples refer to the databases as: database A and database B. Both databases consist of a rectilinear grid with a material variable. The material variable is used to identify the database using a large letter A or B and also to visually indicate progress through the databases' numbers of time states by sweeping <text:soft-page-break/>out a red material like a clock in reverse. At the first time state, there is no red material but as time progresses, the read material increases and finally totally replaces the material that was blue. Database A has 10 time states and database B has 20 time states. The tables below list the cycles and times for each time state in each database so the time and cycle behavior of database A and database B will make more sense later when time database correlations and cycle database correlations are covered.</text:p>
      <table:table table:name="Table1" table:style-name="Table1">
        <table:table-column table:style-name="Table1.A"/>
        <table:table-column table:style-name="Table1.B" table:number-columns-repeated="9"/>
        <table:table-column table:style-name="Table1.K"/>
        <table:table-row>
          <table:table-cell table:style-name="Table1.A1" table:number-columns-spanned="11" office:value-type="string">
            <text:p text:style-name="P11">Database A</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Time state</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K2" office:value-type="string">
            <text:p text:style-name="Table_20_Contents">9</text:p>
          </table:table-cell>
        </table:table-row>
        <table:table-row>
          <table:table-cell table:style-name="Table1.A2" office:value-type="string">
            <text:p text:style-name="Table_20_Contents">Times</text:p>
          </table:table-cell>
          <table:table-cell table:style-name="Table1.A2" office:value-type="string">
            <text:p text:style-name="Table_20_Contents">14</text:p>
          </table:table-cell>
          <table:table-cell table:style-name="Table1.A2" office:value-type="string">
            <text:p text:style-name="Table_20_Contents">14.5</text:p>
          </table:table-cell>
          <table:table-cell table:style-name="Table1.A2" office:value-type="string">
            <text:p text:style-name="Table_20_Contents">15</text:p>
          </table:table-cell>
          <table:table-cell table:style-name="Table1.A2" office:value-type="string">
            <text:p text:style-name="Table_20_Contents">15.5</text:p>
          </table:table-cell>
          <table:table-cell table:style-name="Table1.A2" office:value-type="string">
            <text:p text:style-name="Table_20_Contents">16</text:p>
          </table:table-cell>
          <table:table-cell table:style-name="Table1.A2" office:value-type="string">
            <text:p text:style-name="Table_20_Contents">16.5</text:p>
          </table:table-cell>
          <table:table-cell table:style-name="Table1.A2" office:value-type="string">
            <text:p text:style-name="Table_20_Contents">17</text:p>
          </table:table-cell>
          <table:table-cell table:style-name="Table1.A2" office:value-type="string">
            <text:p text:style-name="Table_20_Contents">17.5</text:p>
          </table:table-cell>
          <table:table-cell table:style-name="Table1.A2" office:value-type="string">
            <text:p text:style-name="Table_20_Contents">18</text:p>
          </table:table-cell>
          <table:table-cell table:style-name="Table1.K2" office:value-type="string">
            <text:p text:style-name="Table_20_Contents">18.5</text:p>
          </table:table-cell>
        </table:table-row>
        <table:table-row>
          <table:table-cell table:style-name="Table1.A2" office:value-type="string">
            <text:p text:style-name="Table_20_Contents">Cycles</text:p>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K2" office:value-type="string">
            <text:p text:style-name="Table_20_Contents">9</text:p>
          </table:table-cell>
        </table:table-row>
      </table:table>
      <text:p text:style-name="Text_20_body"/>
      <table:table table:name="Table2" table:style-name="Table2">
        <table:table-column table:style-name="Table2.A"/>
        <table:table-column table:style-name="Table2.B" table:number-columns-repeated="9"/>
        <table:table-column table:style-name="Table2.K"/>
        <table:table-row>
          <table:table-cell table:style-name="Table2.A1" table:number-columns-spanned="11" office:value-type="string">
            <text:p text:style-name="P11">Database B (part 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Time state</text:p>
          </table:table-cell>
          <table:table-cell table:style-name="Table2.A2" office:value-type="string">
            <text:p text:style-name="Table_20_Contents">0</text:p>
          </table:table-cell>
          <table:table-cell table:style-name="Table2.A2" office:value-type="string">
            <text:p text:style-name="Table_20_Contents">1</text:p>
          </table:table-cell>
          <table:table-cell table:style-name="Table2.A2" office:value-type="string">
            <text:p text:style-name="Table_20_Contents">2</text:p>
          </table:table-cell>
          <table:table-cell table:style-name="Table2.A2" office:value-type="string">
            <text:p text:style-name="Table_20_Contents">3</text:p>
          </table:table-cell>
          <table:table-cell table:style-name="Table2.A2" office:value-type="string">
            <text:p text:style-name="Table_20_Contents">4</text:p>
          </table:table-cell>
          <table:table-cell table:style-name="Table2.A2" office:value-type="string">
            <text:p text:style-name="Table_20_Contents">5</text:p>
          </table:table-cell>
          <table:table-cell table:style-name="Table2.A2" office:value-type="string">
            <text:p text:style-name="Table_20_Contents">6</text:p>
          </table:table-cell>
          <table:table-cell table:style-name="Table2.A2" office:value-type="string">
            <text:p text:style-name="Table_20_Contents">7</text:p>
          </table:table-cell>
          <table:table-cell table:style-name="Table2.A2" office:value-type="string">
            <text:p text:style-name="Table_20_Contents">8</text:p>
          </table:table-cell>
          <table:table-cell table:style-name="Table2.K2" office:value-type="string">
            <text:p text:style-name="Table_20_Contents">9</text:p>
          </table:table-cell>
        </table:table-row>
        <table:table-row>
          <table:table-cell table:style-name="Table2.A2" office:value-type="string">
            <text:p text:style-name="Table_20_Contents">Times</text:p>
          </table:table-cell>
          <table:table-cell table:style-name="Table2.A2" office:value-type="string">
            <text:p text:style-name="Table_20_Contents">16</text:p>
          </table:table-cell>
          <table:table-cell table:style-name="Table2.A2" office:value-type="string">
            <text:p text:style-name="Table_20_Contents">17</text:p>
          </table:table-cell>
          <table:table-cell table:style-name="Table2.A2" office:value-type="string">
            <text:p text:style-name="Table_20_Contents">18</text:p>
          </table:table-cell>
          <table:table-cell table:style-name="Table2.A2" office:value-type="string">
            <text:p text:style-name="Table_20_Contents">19</text:p>
          </table:table-cell>
          <table:table-cell table:style-name="Table2.A2" office:value-type="string">
            <text:p text:style-name="Table_20_Contents">20</text:p>
          </table:table-cell>
          <table:table-cell table:style-name="Table2.A2" office:value-type="string">
            <text:p text:style-name="Table_20_Contents">21</text:p>
          </table:table-cell>
          <table:table-cell table:style-name="Table2.A2" office:value-type="string">
            <text:p text:style-name="Table_20_Contents">22</text:p>
          </table:table-cell>
          <table:table-cell table:style-name="Table2.A2" office:value-type="string">
            <text:p text:style-name="Table_20_Contents">23</text:p>
          </table:table-cell>
          <table:table-cell table:style-name="Table2.A2" office:value-type="string">
            <text:p text:style-name="Table_20_Contents">24</text:p>
          </table:table-cell>
          <table:table-cell table:style-name="Table2.K2" office:value-type="string">
            <text:p text:style-name="Table_20_Contents">25</text:p>
          </table:table-cell>
        </table:table-row>
        <table:table-row>
          <table:table-cell table:style-name="Table2.A2" office:value-type="string">
            <text:p text:style-name="Table_20_Contents">Cycles</text:p>
          </table:table-cell>
          <table:table-cell table:style-name="Table2.A2" office:value-type="string">
            <text:p text:style-name="Table_20_Contents">10</text:p>
          </table:table-cell>
          <table:table-cell table:style-name="Table2.A2" office:value-type="string">
            <text:p text:style-name="Table_20_Contents">11</text:p>
          </table:table-cell>
          <table:table-cell table:style-name="Table2.A2" office:value-type="string">
            <text:p text:style-name="Table_20_Contents">12</text:p>
          </table:table-cell>
          <table:table-cell table:style-name="Table2.A2" office:value-type="string">
            <text:p text:style-name="Table_20_Contents">13</text:p>
          </table:table-cell>
          <table:table-cell table:style-name="Table2.A2" office:value-type="string">
            <text:p text:style-name="Table_20_Contents">14</text:p>
          </table:table-cell>
          <table:table-cell table:style-name="Table2.A2" office:value-type="string">
            <text:p text:style-name="Table_20_Contents">15</text:p>
          </table:table-cell>
          <table:table-cell table:style-name="Table2.A2" office:value-type="string">
            <text:p text:style-name="Table_20_Contents">16</text:p>
          </table:table-cell>
          <table:table-cell table:style-name="Table2.A2" office:value-type="string">
            <text:p text:style-name="Table_20_Contents">17</text:p>
          </table:table-cell>
          <table:table-cell table:style-name="Table2.A2" office:value-type="string">
            <text:p text:style-name="Table_20_Contents">18</text:p>
          </table:table-cell>
          <table:table-cell table:style-name="Table2.K2" office:value-type="string">
            <text:p text:style-name="Table_20_Contents">19</text:p>
          </table:table-cell>
        </table:table-row>
      </table:table>
      <text:p text:style-name="Standard"/>
      <table:table table:name="Table3" table:style-name="Table3">
        <table:table-column table:style-name="Table3.A"/>
        <table:table-column table:style-name="Table3.B" table:number-columns-repeated="9"/>
        <table:table-column table:style-name="Table3.K"/>
        <table:table-row>
          <table:table-cell table:style-name="Table3.A1" table:number-columns-spanned="11" office:value-type="string">
            <text:p text:style-name="P11">Database B (part 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Table_20_Contents">Time state</text:p>
          </table:table-cell>
          <table:table-cell table:style-name="Table3.A2" office:value-type="string">
            <text:p text:style-name="Table_20_Contents">10</text:p>
          </table:table-cell>
          <table:table-cell table:style-name="Table3.A2" office:value-type="string">
            <text:p text:style-name="Table_20_Contents">11</text:p>
          </table:table-cell>
          <table:table-cell table:style-name="Table3.A2" office:value-type="string">
            <text:p text:style-name="Table_20_Contents">12</text:p>
          </table:table-cell>
          <table:table-cell table:style-name="Table3.A2" office:value-type="string">
            <text:p text:style-name="Table_20_Contents">13</text:p>
          </table:table-cell>
          <table:table-cell table:style-name="Table3.A2" office:value-type="string">
            <text:p text:style-name="Table_20_Contents">14</text:p>
          </table:table-cell>
          <table:table-cell table:style-name="Table3.A2" office:value-type="string">
            <text:p text:style-name="Table_20_Contents">15</text:p>
          </table:table-cell>
          <table:table-cell table:style-name="Table3.A2" office:value-type="string">
            <text:p text:style-name="Table_20_Contents">16</text:p>
          </table:table-cell>
          <table:table-cell table:style-name="Table3.A2" office:value-type="string">
            <text:p text:style-name="Table_20_Contents">17</text:p>
          </table:table-cell>
          <table:table-cell table:style-name="Table3.A2" office:value-type="string">
            <text:p text:style-name="Table_20_Contents">18</text:p>
          </table:table-cell>
          <table:table-cell table:style-name="Table3.K2" office:value-type="string">
            <text:p text:style-name="Table_20_Contents">19</text:p>
          </table:table-cell>
        </table:table-row>
        <table:table-row>
          <table:table-cell table:style-name="Table3.A2" office:value-type="string">
            <text:p text:style-name="Table_20_Contents">Times</text:p>
          </table:table-cell>
          <table:table-cell table:style-name="Table3.A2" office:value-type="string">
            <text:p text:style-name="Table_20_Contents">26</text:p>
          </table:table-cell>
          <table:table-cell table:style-name="Table3.A2" office:value-type="string">
            <text:p text:style-name="Table_20_Contents">27</text:p>
          </table:table-cell>
          <table:table-cell table:style-name="Table3.A2" office:value-type="string">
            <text:p text:style-name="Table_20_Contents">28</text:p>
          </table:table-cell>
          <table:table-cell table:style-name="Table3.A2" office:value-type="string">
            <text:p text:style-name="Table_20_Contents">29</text:p>
          </table:table-cell>
          <table:table-cell table:style-name="Table3.A2" office:value-type="string">
            <text:p text:style-name="Table_20_Contents">30</text:p>
          </table:table-cell>
          <table:table-cell table:style-name="Table3.A2" office:value-type="string">
            <text:p text:style-name="Table_20_Contents">31</text:p>
          </table:table-cell>
          <table:table-cell table:style-name="Table3.A2" office:value-type="string">
            <text:p text:style-name="Table_20_Contents">32</text:p>
          </table:table-cell>
          <table:table-cell table:style-name="Table3.A2" office:value-type="string">
            <text:p text:style-name="Table_20_Contents">33</text:p>
          </table:table-cell>
          <table:table-cell table:style-name="Table3.A2" office:value-type="string">
            <text:p text:style-name="Table_20_Contents">34</text:p>
          </table:table-cell>
          <table:table-cell table:style-name="Table3.K2" office:value-type="string">
            <text:p text:style-name="Table_20_Contents">35</text:p>
          </table:table-cell>
        </table:table-row>
        <table:table-row>
          <table:table-cell table:style-name="Table3.A2" office:value-type="string">
            <text:p text:style-name="Table_20_Contents">Cycles</text:p>
          </table:table-cell>
          <table:table-cell table:style-name="Table3.A2" office:value-type="string">
            <text:p text:style-name="Table_20_Contents">20</text:p>
          </table:table-cell>
          <table:table-cell table:style-name="Table3.A2" office:value-type="string">
            <text:p text:style-name="Table_20_Contents">21</text:p>
          </table:table-cell>
          <table:table-cell table:style-name="Table3.A2" office:value-type="string">
            <text:p text:style-name="Table_20_Contents">22</text:p>
          </table:table-cell>
          <table:table-cell table:style-name="Table3.A2" office:value-type="string">
            <text:p text:style-name="Table_20_Contents">23</text:p>
          </table:table-cell>
          <table:table-cell table:style-name="Table3.A2" office:value-type="string">
            <text:p text:style-name="Table_20_Contents">24</text:p>
          </table:table-cell>
          <table:table-cell table:style-name="Table3.A2" office:value-type="string">
            <text:p text:style-name="Table_20_Contents">25</text:p>
          </table:table-cell>
          <table:table-cell table:style-name="Table3.A2" office:value-type="string">
            <text:p text:style-name="Table_20_Contents">26</text:p>
          </table:table-cell>
          <table:table-cell table:style-name="Table3.A2" office:value-type="string">
            <text:p text:style-name="Table_20_Contents">27</text:p>
          </table:table-cell>
          <table:table-cell table:style-name="Table3.A2" office:value-type="string">
            <text:p text:style-name="Table_20_Contents">28</text:p>
          </table:table-cell>
          <table:table-cell table:style-name="Table3.K2" office:value-type="string">
            <text:p text:style-name="Table_20_Contents">29</text:p>
          </table:table-cell>
        </table:table-row>
      </table:table>
      <text:h text:style-name="Heading_20_3" text:outline-level="4">Padded index database correlation</text:h>
      <text:p text:style-name="Body">A padded index database correlation, like any other database correlation, involves multiple input databases where each database potentially has a different number of time states. A padded index database correlation has as many time states as the input database with the largest number of time states. All other input databases that have fewer time states than the longest database have their last time state repeated until they have the same number of time states as the input database with the largest number of time states. Using the example databases A and B, since B has 20 time states and A only has 10 time states, database A will have its last time state repeated 10 times to make up the difference in time states between A and B. Note how database A's last time state is repeated in Figure <text:sequence-ref text:reference-format="value" text:ref-name="refFigure6">1-7</text:sequence-ref>.</text:p>
      <text:h text:style-name="Heading_20_3" text:outline-level="4"><draw:frame draw:style-name="fr6" draw:name="Frame6" text:anchor-type="paragraph" svg:width="6in" draw:z-index="26"><draw:text-box fo:min-height="1.572in"><text:p text:style-name="Figure"><draw:frame draw:style-name="fr16" draw:name="graphics8" text:anchor-type="paragraph" svg:width="5.8807in" svg:height="1.0909in" draw:z-index="27"><draw:image xlink:href="../images/MultipleDatabaseAndWindows/paddedindex.png" xlink:type="simple" xlink:show="embed" xlink:actuate="onLoad"/></draw:frame>Figure <text:sequence text:ref-name="refFigure6" text:name="Figure" text:formula="ooow:Figure+1" style:num-format="1">1-7</text:sequence>: Padded index database correlation of A and B (every 5<text:span text:style-name="T1">th</text:span> time state)</text:p></draw:text-box></draw:frame><text:soft-page-break/>Stretched index database correlation</text:h>
      <text:p text:style-name="Body">A stretched index database correlation, like any other database correlation, involves multiple input databases where each database potentially has a different number of time states. Like a padded index database correlation, a stretched index database correlation also has as many time states as the input database with the largest number of time states. The difference between the two correlation methods is in how the input databases are mapped to a larger number of time states. The padded index database correlation method simply repeated the last frame of the input databases that needed more time states to be made even with the length of the database correlation. Stretched index database correlations on the other hand do not repeat only the last frame; they repeat frames throughout the middle time states until shorter input databases have the same number of time states as the database correlation. The effect of repeating time states throughout the middle is to evenly spread out the time states over a larger number of time states. </text:p>
      <text:p text:style-name="Body">Stretched index database correlations are useful for comparing related related simulation databases where one simulation wrote out data at 2x, 3x, 4x, ... the frequency of another simulation. Stretched index database correlations repeat the data for smaller databases, which makes it easier to compare the databases. <text:sequence-ref text:reference-format="category-and-value" text:ref-name="refFigure7">Figure 1-8</text:sequence-ref> shows example databases A and B related using a stretched index database correlation. Note how the plots for both databases, even though the databases contain a different number of time states, remain roughly in sync.</text:p>
      <text:h text:style-name="Heading_20_3" text:outline-level="4"><draw:frame draw:style-name="fr5" draw:name="Frame7" text:anchor-type="paragraph" svg:x="0.4626in" svg:y="0.2693in" svg:width="6in" draw:z-index="28"><draw:text-box fo:min-height="1.5272in"><text:p text:style-name="Figure"><draw:frame draw:style-name="fr16" draw:name="graphics9" text:anchor-type="paragraph" svg:width="5.8807in" svg:height="1.0909in" draw:z-index="29"><draw:image xlink:href="../images/MultipleDatabaseAndWindows/stretchedindex.png" xlink:type="simple" xlink:show="embed" xlink:actuate="onLoad"/></draw:frame>Figure <text:sequence text:ref-name="refFigure7" text:name="Figure" text:formula="ooow:Figure+1" style:num-format="1">1-8</text:sequence>: Stretched index database correlation of A and B (every 5<text:span text:style-name="T1">th</text:span> time state)</text:p></draw:text-box></draw:frame>Time database correlation</text:h>
      <text:p text:style-name="Body">A time index database correlation, like any other database correlation, involves multiple input databases where each database potentially has a different number of time states. The number of time states in a time database correlation is not directly related to the number of time states in <text:soft-page-break/>each input database. The number of time states in the database correlation are instead determined by counting the number of unique time values for every time state in every input database. The times from each input database are arranged on a number line and each unique time value is counted as one time state. Time values from different input databases that happen to have the same time value are counted as a single time state. Once the time values have been arranged on the number line and counted, VisIt calculates a list of time state indices for each database that identify the right time state to use for each database with respect to the time database correlation's time state. The first time state for each database is always the first time state index stored for a database. The first time state is used until the time exceeds the first time on the number line, and so on. </text:p>
      <text:p text:style-name="Body">Time database correlations are useful in many of the same situations as stretched index database correlations since they are both used to align different databases in time. Unlike a stretched index database correlation, the time database correlation does a better job of aligning unrelated databases in actual simulation time rather than just spreading out the time states until each input database has an equal number. Use a time database correlation when you are correlating two or more databases that were generated with different dump frequencies or databases that were generated by totally different simulation codes. <text:sequence-ref text:reference-format="category-and-value" text:ref-name="refFigure8">Figure 1-9</text:sequence-ref> shows the behavior of databases A and B when using a time database correlation.</text:p>
      <text:h text:style-name="Heading_20_3" text:outline-level="4"><draw:frame draw:style-name="fr6" draw:name="Frame8" text:anchor-type="paragraph" svg:width="6in" draw:z-index="30"><draw:text-box fo:min-height="1.4626in"><text:p text:style-name="Figure"><draw:frame draw:style-name="fr16" draw:name="graphics10" text:anchor-type="paragraph" svg:width="5.8807in" svg:height="0.7791in" draw:z-index="31"><draw:image xlink:href="../images/MultipleDatabaseAndWindows/timecorrelation.png" xlink:type="simple" xlink:show="embed" xlink:actuate="onLoad"/></draw:frame>Figure <text:sequence text:ref-name="refFigure8" text:name="Figure" text:formula="ooow:Figure+1" style:num-format="1">1-9</text:sequence>: Time database correlation of A and B (every 5<text:span text:style-name="T1">th</text:span> time state)</text:p></draw:text-box></draw:frame>Cycle database correlation</text:h>
      <text:p text:style-name="Body">Cycle database correlations operate in exactly the same way as time database correlations except that they correlate using the cycles from each input database instead of using times. <text:sequence-ref text:reference-format="category-and-value" text:ref-name="refFigure9">Figure 1-10</text:sequence-ref> shows the behavior of databases A and B when using a cycle database correlation.</text:p>
      <text:h text:style-name="Heading_20_2" text:outline-level="3"><draw:frame draw:style-name="fr6" draw:name="Frame9" text:anchor-type="paragraph" svg:width="6in" draw:z-index="32"><draw:text-box fo:min-height="1.4382in"><text:p text:style-name="Figure"><draw:frame draw:style-name="fr16" draw:name="graphics11" text:anchor-type="paragraph" svg:width="5.8807in" svg:height="0.7791in" draw:z-index="33"><draw:image xlink:href="../images/MultipleDatabaseAndWindows/cyclecorrelation.png" xlink:type="simple" xlink:show="embed" xlink:actuate="onLoad"/></draw:frame>Figure <text:sequence text:ref-name="refFigure9" text:name="Figure" text:formula="ooow:Figure+1" style:num-format="1">1-10</text:sequence>: Cycle database correlation of A and B (every 5<text:span text:style-name="T1">th</text:span> time state)</text:p></draw:text-box></draw:frame><text:soft-page-break/><text:alphabetical-index-mark text:string-value="Managing" text:key1="Database correlations"/>Managing database correlations</text:h>
      <text:p text:style-name="Body"><draw:frame draw:style-name="fr7" draw:name="Frame10" text:anchor-type="paragraph" svg:x="3.4307in" svg:y="0.1in" svg:width="3.398in" draw:z-index="34"><draw:text-box fo:min-height="3.4626in"><text:p text:style-name="Frame_20_contents"><draw:frame draw:style-name="fr15" draw:name="graphics12" text:anchor-type="paragraph" svg:x="0.0638in" svg:y="0.0728in" svg:width="3.1701in" svg:height="2.6201in" draw:z-index="35"><draw:image xlink:href="../images/MultipleDatabaseAndWindows/correlationwindow.png" xlink:type="simple" xlink:show="embed" xlink:actuate="onLoad"/></draw:frame></text:p><text:p text:style-name="Figure">Figure <text:sequence text:ref-name="refFigure10" text:name="Figure" text:formula="ooow:Figure+1" style:num-format="1">1-11</text:sequence>: Database Correlation Window</text:p></draw:text-box></draw:frame>If you want to create a new database correlation or edit properties related to database correlations, you can use the <text:span text:style-name="GUIText">Database Correlation Window.</text:span> You can open the <text:span text:style-name="GUIText">Database Correlation Window</text:span>, shown in <text:sequence-ref text:reference-format="category-and-value" text:ref-name="refFigure10">Figure 1-11</text:sequence-ref>, by clicking on the <text:span text:style-name="GUIText">Database correlations</text:span> option in the <text:span text:style-name="GUIText">Main Window's Controls</text:span> menu. The <text:span text:style-name="GUIText">Database Correlation Window</text:span> contains the list of database correlations, along with controls that allow you to create new database correlations, edit existing database correlations, delete database correlations, or set global settings that tell VisIt when to automatically create database correlations.</text:p>
      <text:p text:style-name="Body"/>
      <text:h text:style-name="Heading_20_3" text:outline-level="4"><draw:frame draw:style-name="fr8" draw:name="Frame11" text:anchor-type="paragraph" svg:x="3.4374in" svg:y="-0.0709in" svg:width="3.3909in" draw:z-index="38"><draw:text-box fo:min-height="3.0138in"><text:p text:style-name="Frame_20_contents"><draw:frame draw:style-name="fr16" draw:name="graphics13" text:anchor-type="paragraph" svg:width="3.1146in" svg:height="2.272in" draw:z-index="39"><draw:image xlink:href="../images/MultipleDatabaseAndWindows/createcorrelation1.png" xlink:type="simple" xlink:show="embed" xlink:actuate="onLoad"/></draw:frame></text:p><text:p text:style-name="Figure">Figure <text:sequence text:ref-name="refFigure11" text:name="Figure" text:formula="ooow:Figure+1" style:num-format="1">1-12</text:sequence>:Database Correlation Properties Window</text:p></draw:text-box></draw:frame><text:alphabetical-index-mark text:string-value="Creating" text:key1="Database correlations"/>Creating a new database correlation</text:h>
      <text:p text:style-name="Body">If you want to create a new database correlation to relate time-varying databases that you have opened, you can do so by opening the <text:span text:style-name="GUIText">Database Correlation Window</text:span>. The <text:span text:style-name="GUIText">Database Correlation Window</text:span> contains a list of trivial database correlations for the time-varying databases that you have opened. You can create a new, database correlation by clicking on the New button to the left of the list of database correlations. Clicking the <text:span text:style-name="GUIText">New</text:span> button <text:soft-page-break/>opens a <text:span text:style-name="GUIText">Database Correlation Properties Window</text:span> (<text:sequence-ref text:reference-format="category-and-value" text:ref-name="refFigure11">Figure 1-12</text:sequence-ref>) that you can use to edit properties for the database correlation.</text:p>
      <text:p text:style-name="Body">New database correlations are automatically named when you first create them but you can change the name of the database correlation to something more memorable by entering a new name into the <text:span text:style-name="GUIText">Name</text:span> text field. Once you have entered a name, you should set the correlation method that the database correlation will use to relate the time states from all of the input databases. The available choices, shown in <text:sequence-ref text:reference-format="category-and-value" text:ref-name="refFigure12">Figure 1-13</text:sequence-ref>, are: padded index, stretched index, time, and cycle.</text:p>
      <text:p text:style-name="Body"><draw:frame draw:style-name="fr8" draw:name="Frame12" text:anchor-type="paragraph" svg:x="3.7126in" svg:y="1.2602in" svg:width="3.2299in" draw:z-index="36"><draw:text-box fo:min-height="2.9in"><text:p text:style-name="Frame_20_contents"><draw:frame draw:style-name="fr16" draw:name="graphics14" text:anchor-type="paragraph" svg:width="3.1102in" svg:height="2.2693in" draw:z-index="37"><draw:image xlink:href="../images/MultipleDatabaseAndWindows/createcorrelation3.png" xlink:type="simple" xlink:show="embed" xlink:actuate="onLoad"/></draw:frame></text:p><text:p text:style-name="Figure">Figure <text:sequence text:ref-name="refFigure12" text:name="Figure" text:formula="ooow:Figure+1" style:num-format="1">1-13</text:sequence>: Correlation methods</text:p></draw:text-box></draw:frame>Once you have chosen a correlation method, it is time to choose the input databases for the correlation. The input databases, or sources as they are sometimes called in VisIt, are listed in the <text:span text:style-name="GUIText">Sources</text:span> list (see <text:sequence-ref text:reference-format="category-and-value" text:ref-name="refFigure13">Figure 1-14</text:sequence-ref>). The <text:span text:style-name="GUIText">Sources</text:span> list only contains the databases that you have opened so far. If you do not see a database that you would like to have in the database correlation, you can either click the <text:span text:style-name="GUIText">Cancel</text:span> button to cancel creating the new database correlation or you can continue creating the database correlation and then add the other database to the correlation later after you have opened it. To add databases to the new database correlation, click on the them in the <text:span text:style-name="GUIText">Sources</text:span> list to highlight then and then click on the <text:span text:style-name="GUIText">Right arrow</text:span> button to move the highlighted databases into the database correlation's <text:span text:style-name="GUIText">Correlated sources</text:span> list. If you want to remove a database from the <text:span text:style-name="GUIText">Correlated sources</text:span> list, highlight the database in the <text:span text:style-name="GUIText">Correlated sources</text:span> list and then click the <text:span text:style-name="GUIText">Left arrow</text:span> button to move it back to the <text:span text:style-name="GUIText">Sources</text:span> list. Once you are satisfied with the new database correlation, click the <text:span text:style-name="GUIText">Create database correlation</text:span> button to create a new database correlation.</text:p>
      <text:p text:style-name="Body">When you create a new database correlation, VisIt also creates a new time slider for the new database correlation. The database correlation's active time state is initially set to the first time state, which might not match the time state of individual plots in the vis window. Once you change time states using the <text:span text:style-name="GUIText">Time slider</text:span>, the plots in the vis window will be updated using the correct time state with respect to the correlation's active time state. As always, if you want to update the time state for only one database, you can select a different time slider using the <text:span text:style-name="GUIText">Active time slider</text:span> combo box and then change time states using the <text:span text:style-name="GUIText">Time slider</text:span>. Any time state changes made to an individual database that is also an input database for a database correlation has no effect on the database correlations that involve the changed database. Time state changes for a database correlation can only happen if you have selected the database correlation as your active time slider.</text:p>
      <text:h text:style-name="Heading_20_3" text:outline-level="4"><draw:frame draw:style-name="fr3" draw:name="Frame13" text:anchor-type="paragraph" svg:y="0.0701in" svg:width="4.0228in" draw:z-index="40"><draw:text-box fo:min-height="3.1547in"><text:p text:style-name="Frame_20_contents"><draw:frame draw:style-name="fr17" draw:name="graphics15" text:anchor-type="paragraph" svg:width="3.1102in" svg:height="2.2693in" draw:z-index="41"><draw:image xlink:href="../images/MultipleDatabaseAndWindows/createcorrelation2.png" xlink:type="simple" xlink:show="embed" xlink:actuate="onLoad"/></draw:frame><draw:ellipse text:anchor-type="paragraph" draw:z-index="42" draw:style-name="gr21" draw:text-style-name="P14" svg:width="2.865in" svg:height="0.6567in" svg:x="0.5335in" svg:y="1.0252in"><text:p/></draw:ellipse></text:p><text:p text:style-name="Figure">Figure <text:sequence text:ref-name="refFigure13" text:name="Figure" text:formula="ooow:Figure+1" style:num-format="1">1-14</text:sequence>: Sources list and Correlated sources list </text:p></draw:text-box></draw:frame><text:soft-page-break/>Altering an existing database correlation</text:h>
      <text:p text:style-name="Body"><draw:frame draw:style-name="fr8" draw:name="Frame14" text:anchor-type="paragraph" svg:x="3.2957in" svg:y="0.0862in" svg:width="3.5in" draw:z-index="43"><draw:text-box fo:min-height="3in"><text:p text:style-name="Frame_20_contents"><draw:frame draw:style-name="fr16" draw:name="graphics16" text:anchor-type="paragraph" svg:width="3.3807in" svg:height="2.5634in" draw:z-index="44"><draw:image xlink:href="../images/MultipleDatabaseAndWindows/altercorrelation.png" xlink:type="simple" xlink:show="embed" xlink:actuate="onLoad"/></draw:frame></text:p><text:p text:style-name="Figure">Figure <text:sequence text:ref-name="refFigure14" text:name="Figure" text:formula="ooow:Figure+1" style:num-format="1">1-15</text:sequence>: Altering a database correlation</text:p></draw:text-box></draw:frame>Once you've created a database correlation, you can alter it at any time by highlighting it in the <text:span text:style-name="GUIText">Correlation</text:span> list in the <text:span text:style-name="GUIText">Database Correlation Window </text:span>and clicking the <text:span text:style-name="GUIText">Edit</text:span> button to the left of the <text:span text:style-name="GUIText">Correlation</text:span> list. Clicking the <text:span text:style-name="GUIText">Edit</text:span> button opens the <text:span text:style-name="GUIText">Database Correlation Properties Window</text:span> and allows you to change the correlation method and the input databases. Once you've made the desired changes, clicking the <text:span text:style-name="GUIText">Alter database correlation </text:span>button will make the specified database correlation use the new options and all plots in all vis windows that are subject to the changed database correlation will update to the new time states prescribed by the altered database correlation.</text:p>
      <text:p text:style-name="Body">Using the <text:span text:style-name="GUIText">Database Correlation Properties Window</text:span> explicitly alters a database correlation. Reopening a file or refreshing the file list can implicitly alter a database correlation if after reopening the affected databases, there are different numbers of time states in the databases. When reopened databases that are input databases to database correlations have a new number of time states, VisIt recalculates the indices used to access the input databases via the time slider and updates any plots that were affected. In addition to the time state indices changing, the number of <text:soft-page-break/>time states in the database correlation and its time slider can also change.</text:p>
      <text:h text:style-name="Heading_20_3" text:outline-level="4">Deleting a database correlation</text:h>
      <text:p text:style-name="Body">Database correlations are automatically deleted when you close a database that you are not using anymore provided that the closed database is not an input database to any database correlation except for that database's trivial database correlation. You can delete non-trivial database correlations that you have created by highlighting a database correlation in the <text:span text:style-name="GUIText">Correlation</text:span> list in the <text:span text:style-name="GUIText">Database Correlation Window</text:span> and clicking the <text:span text:style-name="GUIText">Delete</text:span> button to the left of the <text:span text:style-name="GUIText">Correlation</text:span> list. When you delete a database correlation, the new active time slider will be set to the active database's time slider if the active database has more than one time state. Otherwise, the new active time slider, if any, will be set to the time slider for the first source that has more than one time state.</text:p>
      <text:h text:style-name="Heading_20_3" text:outline-level="4">Automatic database correlation</text:h>
      <text:p text:style-name="Body"><draw:frame draw:style-name="fr8" draw:name="Frame15" text:anchor-type="paragraph" svg:x="1.8898in" svg:y="0.9472in" svg:width="5in" draw:z-index="45"><draw:text-box fo:min-height="2in"><text:p text:style-name="Frame_20_contents"><draw:frame draw:style-name="fr16" draw:name="graphics17" text:anchor-type="paragraph" svg:width="4.8807in" svg:height="1.3563in" draw:z-index="46"><draw:image xlink:href="../images/MultipleDatabaseAndWindows/correlatedialog.png" xlink:type="simple" xlink:show="embed" xlink:actuate="onLoad"/></draw:frame></text:p><text:p text:style-name="Figure">Figure <text:sequence text:ref-name="refFigure15" text:name="Figure" text:formula="ooow:Figure+1" style:num-format="1">1-16</text:sequence>:Correlation question dialog</text:p></draw:text-box></draw:frame>VisIt can automatically create database correlations when they are needed if you enable certain global settings to control the creation of database correlations. By default, will prompt you to when it wants to create a database correlation. VisIt can automatically create a database correlation when you add a plot of a multiple time-varying database to a vis window that already contains a plot from a different time-varying database. VisIt first looks for the most suitable existing database correlation and if the one it picks must be modified to accommodate a new input database or if an entirely new database correlation must be created, VisIt will prompt you using a <text:span text:style-name="GUIText">Correlation question</text:span> dialog (<text:sequence-ref text:reference-format="category-and-value" text:ref-name="refFigure15">Figure 1-16</text:sequence-ref>). If you prevent VisIt from creating a database correlation or altering the most suitable correlation, you will no longer be prompted to create a database correlation for the list of databases listed in the <text:span text:style-name="GUIText">Correlation question</text:span> dialog.</text:p>
      <text:p text:style-name="Body">By default, VisIt will only attempt to create a database correlation for you if the new plot's database has the same number of time states as the existing plot. You can change when VisIt creates a database correlation for you by selecting a different option from the <text:span text:style-name="GUIText">When to create correlation</text:span> combo box in the <text:span text:style-name="GUIText">Database Correlation Window</text:span>. The available options are: <text:span text:style-name="GUIText">Always</text:span>, <text:span text:style-name="GUIText">Never</text:span>, and <text:span text:style-name="GUIText">Same number of states</text:span>. You can change the default correlation method by selecting a new option from the <text:span text:style-name="GUIText">Default correlation method </text:span>combo box. Finally, you can <text:soft-page-break/>prevent VisIt from prompting you when it needs to create a database correlation if you turn off the <text:span text:style-name="GUIText">Prompt before creating new correlation</text:span> check box.</text:p>
      <text:h text:style-name="Heading_20_1" text:outline-level="2"><text:alphabetical-index-mark-start text:id="IMark518973092"/>Database comparison<text:alphabetical-index-mark-end text:id="IMark518973092"/></text:h>
      <text:p text:style-name="Body">Comparing the results of multiple related simulation databases is one of VisIt's main uses. You can put plots from multiple databases in the same window or you can put plots from each database in adjacent visualization windows, allowing you to compare plots visually. In addition to these visual comparison modes, VisIt supports more direct comparison of databases using database comparisons. Database comparison allows you to plot direct differences between two databases or between different time states in the same database (i.e. time derivatives). VisIt's expression language is used extensively to facilitate the database comparison.</text:p>
      <text:h text:style-name="Heading_20_2" text:outline-level="3">The role of expressions</text:h>
      <text:p text:style-name="Body">Database comparison is accomplished by creating new expressions that involve the contents of multiple databases using VisIt's expression language. Database comparisons use a special expression called <text:span text:style-name="T2">conn_cmfe</text:span>, which is capable of mapping a field from one mesh to another mesh using a mesh connectivity-based approach. The name "conn_cmfe" means <text:span text:style-name="T2">connectivity-based common mesh field evaluation</text:span> (CMFE) and as the name implies, the expression takes fields from one mesh and maps the field onto another mesh by taking the cell or node-centered values on the donor mesh and mapping them onto the cells or nodes having the same indices in the new mesh. Mismatches in mesh sizes result in not all data values being used or, alternatively, VisIt can pad the remapped field with zeroes. The conn_cmfe expression can be used to map fields from one database onto a mesh in another database, which then allows you to create expressions involving the active database.</text:p>
      <text:p text:style-name="Body">There are plans to add position-based CMFE, which will resample the field from one mesh onto another mesh by calculating the values of the field on the first mesh using the locations of the cells or nodes in a second mesh.</text:p>
      <text:h text:style-name="Heading_20_2" text:outline-level="3">Plotting the difference between two databases</text:h>
      <text:p text:style-name="Body">Simulations are often run as parts of parameter studies, meaning the initial conditions are changed slightly to see what observable effects the changes produce. The ability to do direct numerical comparison of multiple simulation databases is required in order to observe the often miniscule differences between the fields in the two databases. VisIt provides the conn_cmfe expression, which allows you to map a field from one simulation database onto a mesh from another simulation database. Once the mapping has been done, you can then perform difference operations using an expression like this:</text:p>
      <text:p text:style-name="Body">&lt;mesh/ireg&gt; - conn_cmfe(&lt;/usr/local/visit/data/dbB00.pdb:mesh/ireg&gt;, mesh)</text:p>
      <text:p text:style-name="Body"><text:soft-page-break/>The expression above is a simple difference operation of database A minus database B. The assumption made by this expression is that database A is the active database and we're trying to map database B onto it so we can subtract it from database A's <text:span text:style-name="T2">mesh/ireg </text:span>variable. Note that the conn_cmfe expression takes two arguments. The first argument encodes the name of the file and the field that we're mapping onto a mesh from the active database, where the mesh name is given by the second argument. In this example, we're mapping database B's <text:span text:style-name="T2">mesh/ireg</text:span> field onto database A's mesh. <text:sequence-ref text:reference-format="category-and-value" text:ref-name="refFigure16">Figure 1-17</text:sequence-ref> shows a picture that illustrates the database differencing operation.</text:p>
      <text:h text:style-name="Heading_20_2" text:outline-level="3"><draw:frame draw:style-name="fr6" draw:name="Frame16" text:anchor-type="paragraph" svg:width="5.9291in" draw:z-index="47"><draw:text-box fo:min-height="2.3283in"><text:p text:style-name="Frame_20_contents"><draw:frame draw:style-name="fr16" draw:name="graphics18" text:anchor-type="paragraph" svg:width="5.8098in" svg:height="1.8154in" draw:z-index="48"><draw:image xlink:href="../images/MultipleDatabaseAndWindows/a_minus_b.png" xlink:type="simple" xlink:show="embed" xlink:actuate="onLoad"/></draw:frame>Figure <text:sequence text:ref-name="refFigure16" text:name="Figure" text:formula="ooow:Figure+1" style:num-format="1">1-17</text:sequence>:Database B subtracted from database A.</text:p></draw:text-box></draw:frame>Plotting values relative to the first time state</text:h>
      <text:p text:style-name="Body">Plotting a variable relative to its initial values can be important for understanding how the variable has changed over time. The conn_cmfe expression is also used to plot values from one time state relative to the values at the current time state. Consider the following expression:</text:p>
      <text:p text:style-name="Body">&lt;mesh/ireg&gt; - conn_cmfe(&lt;/usr/local/visit/data/dbA00.pdb[0]i:mesh/ireg&gt;, mesh)</text:p>
      <text:p text:style-name="Body"><draw:frame draw:style-name="fr6" draw:name="Frame17" text:anchor-type="paragraph" svg:width="5.9299in" draw:z-index="49"><draw:text-box fo:min-height="2.2965in"><text:p text:style-name="Frame_20_contents"><draw:frame draw:style-name="fr16" draw:name="graphics19" text:anchor-type="paragraph" svg:width="5.8102in" svg:height="1.8154in" draw:z-index="50"><draw:image xlink:href="../images/MultipleDatabaseAndWindows/a_minus_a0.png" xlink:type="simple" xlink:show="embed" xlink:actuate="onLoad"/></draw:frame>Figure <text:sequence text:ref-name="refFigure17" text:name="Figure" text:formula="ooow:Figure+1" style:num-format="1">1-18</text:sequence>: Time state 6 minus time state 0.</text:p></draw:text-box></draw:frame>The above expression subtracts the value of <text:span text:style-name="T2">mesh/ireg</text:span> at time state zero from the value of <text:soft-page-break/><text:span text:style-name="T2">mesh/ireg</text:span> at the current time state. The interesting feature about the above expression is its use of the expression language's <text:span text:style-name="T2">[]</text:span> operator for specifying a database time state. The expression uses <text:span text:style-name="T2">"[0]i"</text:span>, which means use time state zero because the <text:span text:style-name="T2">"i"</text:span> suffix indicates that the number inside of the square brackets is to be used as an absolute time state index. As you change the time slider, the values for the current time state will change but the part of the expression using conn_cmfe, which in this case uses the first database time state, will not change. This allows you to create expressions that compare the current time state to a fixed time state. You can, of course, substitute different time state indices into the conn_cmfe expression so you don't have to always compare the current time state to time state zero.</text:p>
      <text:h text:style-name="Heading_20_2" text:outline-level="3"><text:alphabetical-index-mark text:string-value="time derivatives" text:key1="Plotting"/>Plotting time derivatives</text:h>
      <text:p text:style-name="Body">Plotting <text:alphabetical-index-mark text:string-value="Time derivatives"/>time derivatives is much like plotting the difference between the current time state and a fixed time state except that instead of being fixed, the second time state being compared is free to move relative to the current time state. To plot a simple time derivative such as the current time state minus the last time state, create an expression similar to the following expression:</text:p>
      <text:p text:style-name="Body">&lt;mesh/ireg&gt; - conn_cmfe(&lt;/usr/local/visit/data/dbA00.pdb[-1]id:mesh/ireg&gt;, mesh)</text:p>
      <text:p text:style-name="Body">The important piece of the above expression is its use of <text:span text:style-name="T2">"[-1]id"</text:span> to specify a time state delta of -1, which means add -1 to the current time state to get the time state whose data will be used in the conn_cmfe calculation. You could provide different values for the time state in the <text:span text:style-name="T2">[] </text:span>operator. Substituting a value of <text:span text:style-name="T2">3</text:span>, for example, would make the conn_cmfe expression consider the data for 3 time states beyond the current time state. If you use a time state delta, which always uses the <text:span text:style-name="T2">"d"</text:span> suffix, the time state being considered is always relative to the current time state. This means that as you change time states for the active database using the time slider, the plots that use the conn_cmfe expression will update properly. <text:sequence-ref text:reference-format="category-and-value" text:ref-name="refFigure18">Figure 1-19</text:sequence-ref> shows an example plot of a time derivative.</text:p>
      <text:p text:style-name="Body"><draw:frame draw:style-name="fr9" draw:name="Frame18" text:anchor-type="paragraph" svg:width="5.9299in" draw:z-index="51"><draw:text-box fo:min-height="3.4535in"><text:p text:style-name="P12">Plot of the original variable</text:p><text:p text:style-name="P12"><draw:frame draw:style-name="fr16" draw:name="graphics20" text:anchor-type="paragraph" svg:width="5.8102in" svg:height="1.1618in" draw:z-index="52"><draw:image xlink:href="../images/MultipleDatabaseAndWindows/a.png" xlink:type="simple" xlink:show="embed" xlink:actuate="onLoad"/></draw:frame>Plot of the time derivative</text:p><text:p text:style-name="Figure"><draw:frame draw:style-name="fr16" draw:name="graphics21" text:anchor-type="paragraph" svg:width="5.8102in" svg:height="1.1618in" draw:z-index="53"><draw:image xlink:href="../images/MultipleDatabaseAndWindows/a_minus_preva.png" xlink:type="simple" xlink:show="embed" xlink:actuate="onLoad"/></draw:frame>Figure <text:sequence text:ref-name="refFigure18" text:name="Figure" text:formula="ooow:Figure+1" style:num-format="1">1-19</text:sequence>: Plot of a variable and its time derivative plot</text:p></draw:text-box></draw:frame><text:soft-page-break/></text:p>
      <text:h text:style-name="Heading_20_1" text:outline-level="2"><text:alphabetical-index-mark-start text:id="IMark518973092"/>Multiple Window Operations<text:alphabetical-index-mark-end text:id="IMark518973092"/></text:h>
      <text:p text:style-name="Body">This section focuses on some of the common techniques for exploring multiple databases when you have multiple visualization windows.</text:p>
      <text:h text:style-name="Heading_20_2" text:outline-level="3">Reflection and Translation</text:h>
      <text:p text:style-name="Body">When you visualize multiple related databases, they often occupy the same space in the visualization window since they may have been generated using the same computational mesh but with different physics. When this is the case, you can modify the location of the plots from one of the databases in two immediately obvious ways. First of all, if you simulated the same object and it does not make use of any symmetry then you could use VisIt's Transform operator to translate the coordinate system of one of the plots out of the way of the other plot so you can look at the two plots from the different databases side by side in the same visualization window. If your databases make use of symmetry - maybe you only simulated half of the problem, then you can apply VisIt's Reflect operator to one of the plots to show them side by side but reflected to show the entire problem. Each method has its merits.</text:p>
      <text:p text:style-name="Body"><draw:frame draw:style-name="fr10" draw:name="Frame19" text:anchor-type="paragraph" svg:width="5.9in" draw:z-index="54"><draw:text-box fo:min-height="3in"><text:p text:style-name="Frame_20_contents"><draw:frame text:anchor-type="paragraph" draw:z-index="56" draw:style-name="gr22" draw:text-style-name="P15" svg:width="2.1252in" svg:height="0.2921in" svg:x="0.5689in" svg:y="0.1228in"><draw:text-box><text:p text:style-name="P14"><text:span text:style-name="T3">Reflected plot</text:span></text:p></draw:text-box></draw:frame><draw:frame text:anchor-type="paragraph" draw:z-index="57" draw:style-name="gr23" draw:text-style-name="P15" svg:width="2.0732in" svg:height="0.313in" svg:x="3.4646in" svg:y="0.0917in"><draw:text-box><text:p text:style-name="P14"><text:span text:style-name="T3">Transformed plot</text:span></text:p></draw:text-box></draw:frame></text:p><text:p text:style-name="Figure"><draw:frame draw:style-name="fr16" draw:name="graphics22" text:anchor-type="paragraph" svg:width="5.7807in" svg:height="2.8335in" draw:z-index="55"><draw:image xlink:href="../images/MultipleDatabaseAndWindows/sidebyside.png" xlink:type="simple" xlink:show="embed" xlink:actuate="onLoad"/></draw:frame>Figure <text:sequence text:ref-name="refFigure19" text:name="Figure" text:formula="ooow:Figure+1" style:num-format="1">1-20</text:sequence>: Plots side by side using the Reflect and Transform operators</text:p></draw:text-box></draw:frame><text:soft-page-break/></text:p>
      <text:h text:style-name="Heading_20_2" text:outline-level="3">Copying Windows</text:h>
      <text:p text:style-name="Body">If you visualize multiple databases and you want to create identical plots for each database but have them placed in different visualization windows then you can either have VisIt copy windows on first reference or you can clone an existing window and then replace the database used in the new window's plots with a different database.</text:p>
      <text:p text:style-name="Body">If you have already created multiple visualization windows, perhaps as the result of a change to VisIt's layout, then you can make VisIt copy the attributes of the active window to another visualization window when you switch active windows by enabling <text:span text:style-name="GUIText">Clone window on first reference</text:span> in the <text:span text:style-name="GUIText">Preferences Window</text:span>. To open the <text:span text:style-name="GUIText">Preferences Window</text:span>, choose the <text:span text:style-name="GUIText">Preferences</text:span> option from the <text:span text:style-name="GUIText">Main Window's Options</text:span> menu. This form of window cloning copies the plots, lights, colors, etc from the active window to a pre-existing visualization window when you access it for the first time. If you have already accessed a visualization window but you would still like to copy plots, lights, colors, etc from another visualization window, you can make the destination visualization window be the active window and then copy everything from the source visualization window using the <text:span text:style-name="GUIText">Copy everything</text:span> menu option in the <text:span text:style-name="GUIText">Main Window's Window</text:span> menu.</text:p>
      <text:p text:style-name="Body">If you have no empty visualization window to contain plots for the another database, you can click the <text:span text:style-name="GUIText">Clone</text:span> option in the <text:span text:style-name="GUIText">Main Window's Window</text:span> menu to create a new visualization window with the same plots an settings as the active window. Once the new window has been created, you could visualize a new database by highlighting a new database in the <text:span text:style-name="GUIText">File panel's Selected files</text:span> list and clicking the <text:span text:style-name="GUIText">Replace</text:span> button.</text:p>
      <text:h text:style-name="Heading_20_2" text:outline-level="3"><text:soft-page-break/>Locking Windows</text:h>
      <text:p text:style-name="Body"><draw:frame draw:style-name="fr11" draw:name="Frame20" text:anchor-type="paragraph" svg:x="3.9102in" svg:y="0.0791in" svg:width="3in" draw:z-index="58"><draw:text-box fo:min-height="1.6028in"><text:p text:style-name="Frame_20_contents"><draw:frame text:anchor-type="paragraph" draw:z-index="59" draw:style-name="gr23" draw:text-style-name="P16" svg:width="0.8543in" svg:height="0.313in" svg:x="0.1291in" svg:y="0.0945in"><draw:text-box><text:p><text:span text:style-name="T3">Lock view</text:span></text:p></draw:text-box></draw:frame><draw:frame text:anchor-type="paragraph" draw:z-index="60" draw:style-name="gr17" draw:text-style-name="P16" svg:width="0.9587in" svg:height="0.365in" svg:x="1.848in" svg:y="0.0945in"><draw:text-box><text:p text:style-name="P14"><text:span text:style-name="T3">Lock time</text:span></text:p></draw:text-box></draw:frame><draw:line text:anchor-type="paragraph" draw:z-index="61" draw:style-name="gr24" draw:text-style-name="P14" svg:x1="0.8165in" svg:y1="0.1984in" svg:x2="1.3268in" svg:y2="0.1984in"><text:p/></draw:line><draw:line text:anchor-type="paragraph" draw:z-index="62" draw:style-name="gr25" draw:text-style-name="P14" svg:x1="1.3272in" svg:y1="0.5677in" svg:x2="1.3272in" svg:y2="0.1984in"><text:p/></draw:line><draw:line text:anchor-type="paragraph" draw:z-index="63" draw:style-name="gr25" draw:text-style-name="P14" svg:x1="1.6453in" svg:y1="0.5681in" svg:x2="1.6453in" svg:y2="0.1882in"><text:p/></draw:line><draw:line text:anchor-type="paragraph" draw:z-index="64" draw:style-name="gr24" draw:text-style-name="P14" svg:x1="2.0205in" svg:y1="0.1882in" svg:x2="1.6453in" svg:y2="0.1882in"><text:p/></draw:line></text:p><text:p text:style-name="Frame_20_contents"/><text:p text:style-name="Frame_20_contents"><draw:frame draw:style-name="fr17" draw:name="graphics5" text:anchor-type="paragraph" svg:width="0.7272in" svg:height="0.3028in" draw:z-index="67"><draw:image xlink:href="../images/VisualizationWindows/locktoolbar.png" xlink:type="simple" xlink:show="embed" xlink:actuate="onLoad"/></draw:frame></text:p><text:p text:style-name="Figure">Figure <text:sequence text:ref-name="refFigure20" text:name="Figure" text:formula="ooow:Figure+1" style:num-format="1">1-21</text:sequence>:Lock toolbar</text:p></draw:text-box></draw:frame>When you visualize databases using multiple visualization windows, it is often convenient to keep the time state and view in sync between windows so you can concentrate on comparing plots instead of dealing with the intricacies of setting the view or time state for each visualization window. VisIt's visualization windows can be locked with respect to time, view, or interactive tools. You can use the <text:span text:style-name="GUIText">Lock</text:span> toolbar, shown in <text:sequence-ref text:reference-format="category-and-value" text:ref-name="refFigure20">Figure 1-21</text:sequence-ref>, to lock visualization windows together with respect to view and time.</text:p>
      <text:h text:style-name="Heading_20_3" text:outline-level="4"><text:alphabetical-index-mark text:string-value="views" text:key1="Locking"/>Locking views</text:h>
      <text:p text:style-name="Body">If you have created plots from related databases in multiple visualization windows, you can lock the views for the visualization windows together so as you change the view in one of the visualization windows with a locked view, the other visualization windows with locked views also update to have the same view. There are three types of views in VisIt: curve, 2D, and 3D. If you have 2D plots in a visualization window, the visualization window is considered to be 2D. Locking that 2D visualization window's view will only update other visualization windows that are also 2D and vice-versa. The same is true for curve and 3D views. To lock a visualization window's view, select the <text:span text:style-name="GUIText">Lock-&gt;View</text:span> option from the <text:span text:style-name="GUIText">Main Window's Window</text:span> menu or use the visualization menu's <text:span text:style-name="GUIText">Popup menu</text:span> or <text:span text:style-name="GUIText">Toolbar</text:span>.</text:p>
      <text:h text:style-name="Heading_20_3" text:outline-level="4"><text:alphabetical-index-mark text:string-value="time" text:key1="Locking"/>Locking time</text:h>
      <text:p text:style-name="Body">If you have created plots from related databases in multiple visualization windows, you can lock the visualization windows together in time so as you change time in one visualization window, it updates in all other visualization windows that are locked in time.To lock a visualization window in time, select the <text:span text:style-name="GUIText">Lock-&gt;Time</text:span> option from the <text:span text:style-name="GUIText">Main Window's Window</text:span> menu.</text:p>
      <text:p text:style-name="Body">Locking visualization windows together in time may cause VisIt to prompt you to create a new database correlation that involves all of the databases in the visualization windows that are locked in time. VisIt creates a database correlation because the visualization windows must use a common time slider to really be locked in time. If the visualization windows did not use a common time slider then changing time in one visualization window would not cause other visualization windows to update. Once VisIt creates a suitable database correlation for all windows, the active time slider is set to that database correlation in all visualization windows that are locked in time. If you alter a database correlation at this point, it will cause the time state in each locked visualization window to change. Since the same database correlation is used in all locked visualization windows, changing the time state for the database correlation changes the <text:soft-page-break/>time state in all of the locked windows. This frees you to examine time-varying database behavior without having to set the time state independently in each visualization window.</text:p>
      <text:h text:style-name="Heading_20_3" text:outline-level="4">Locking tools</text:h>
      <text:p text:style-name="Body">In addition to locking visualization windows together with respect to the view and time, you can also lock their tools. This capability can be useful when exploring data that often requires the use of an operator whose attributes can be set interactively using a tool since the same tool can be used to set the operator attributes for operators in more than one visualization window. To lock a visualization window's tools, select the <text:span text:style-name="GUIText">Lock-&gt;Tools</text:span> option from the <text:span text:style-name="GUIText">Main Window's Window</text:span> menu.</text:p>
      <text:p text:style-name="Body">Consider the following scenario: you have two related 3D databases and you want to examine the same slice plane for each database and you want each database to be plotted in a separate visualization window. You can set up separate visualization windows and slice the plots from each database independently but locking tools is easier and requires much less setup.</text:p>
      <text:p text:style-name="Body">Start off by opening the first 3D database and create the desired plots from it. If you want to maintain a 3D view of the plots, you can clone the visualization window to get a new window with the same plots or you can apply a Slice operator to the plots. Apply a Slice operator but make sure the slice is not projected to 2D and also be sure that its <text:span text:style-name="GUIText">Interactive</text:span> check box is turned on. Turn on VisIt's plane tool and make sure that tools are locked. Clone the visualization window twice and for each of the new visualization windows, make sure that their Slice operator projects to 2D. There should now be four visualization windows if you opted to keep a 3D view of the data. In the last visualization window, replace the database with another related database that you want to compare to the first database.</text:p>
      <text:p text:style-name="Body"><draw:frame draw:style-name="fr12" draw:name="Frame21" text:anchor-type="paragraph" svg:x="0.4516in" svg:y="1.2043in" svg:width="6in" draw:z-index="65"><draw:text-box fo:min-height="6.7374in"><text:p text:style-name="Frame_20_contents"><draw:frame draw:style-name="fr17" draw:name="graphics24" text:anchor-type="paragraph" svg:width="5.8807in" svg:height="5.8807in" draw:z-index="66"><draw:image xlink:href="../images/MultipleDatabaseAndWindows/lockedtools.png" xlink:type="simple" xlink:show="embed" xlink:actuate="onLoad"/></draw:frame></text:p><text:p text:style-name="Figure">Figure <text:sequence text:ref-name="refFigure21" text:name="Figure" text:formula="ooow:Figure+1" style:num-format="1">1-22</text:sequence>:Multiple visualization windows with locked tools</text:p></draw:text-box></draw:frame><text:soft-page-break/>Now that you've performed all of the setup steps, you can save a session file so you can get back to this state when you run VisIt next time. Now, in the window that still has a slice in 3D, use the plane tool to reposition the slice. Both of the 2D visualization windows should also update so they use the new slice plane attributes calculated by the plane tool. The four visualization windows, arranged in a 2x2 window layout are shown in <text:sequence-ref text:reference-format="category-and-value" text:ref-name="refFigure21">Figure 1-22</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20</text:page-number></text:p>
      </style:footer>
    </style:master-page>
    <style:master-page style:name="First_20_Page" style:display-name="First Page" style:page-layout-name="Mpm2" style:next-style-name="Left_20_Page">
      <style:footer>
        <text:p text:style-name="MP3"><text:page-number text:select-page="current">20</text:page-number></text:p>
      </style:footer>
    </style:master-page>
    <style:master-page style:name="Left_20_Page" style:display-name="Left Page" style:page-layout-name="Mpm3" style:next-style-name="Right_20_Page">
      <style:header>
        <text:p text:style-name="MP4"><text:chapter text:display="name" text:outline-level="2">Multiple Window Operations</text:chapter></text:p>
      </style:header>
      <style:footer>
        <text:p text:style-name="Footer"><text:page-number text:select-page="current">20</text:page-number></text:p>
      </style:footer>
    </style:master-page>
    <style:master-page style:name="Right_20_Page" style:display-name="Right Page" style:page-layout-name="Mpm4" style:next-style-name="Left_20_Page">
      <style:header>
        <text:p text:style-name="MP5"><text:chapter text:display="name" text:outline-level="2">Database correlations</text:chapter></text:p>
      </style:header>
      <style:footer>
        <text:p text:style-name="MP6"><text:page-number text:select-page="current">20</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40:51</meta:creation-date>
    <dc:language>en-US</dc:language>
    <meta:editing-cycles>3</meta:editing-cycles>
    <meta:editing-duration>PT9M39S</meta:editing-duration>
    <meta:initial-creator>Brad Whitlock</meta:initial-creator>
    <dc:date>2010-09-08T11:44:03</dc:date>
    <dc:creator>Brad Whitlock</dc:creator>
    <meta:document-statistic meta:table-count="3" meta:image-count="23" meta:object-count="0" meta:page-count="21" meta:paragraph-count="220" meta:word-count="6139" meta:character-count="36852"/>
    <meta:user-defined meta:name="Info 2"/>
    <meta:user-defined meta:name="Info 3"/>
    <meta:user-defined meta:name="Info 4"/>
    <meta:user-defined meta:name="Subdocument Chapter name">Multiple Databases and Windows</meta:user-defined>
  </office:meta>
</office:document-meta>
</file>